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d84a" officeooo:paragraph-rsid="000bd84a"/>
    </style:style>
    <style:style style:name="P2" style:family="paragraph" style:parent-style-name="Standard">
      <style:text-properties officeooo:rsid="00111678" officeooo:paragraph-rsid="00111678"/>
    </style:style>
    <style:style style:name="P3" style:family="paragraph" style:parent-style-name="Standard">
      <style:text-properties officeooo:rsid="0017b2fa" officeooo:paragraph-rsid="0017ff4d"/>
    </style:style>
    <style:style style:name="P4" style:family="paragraph" style:parent-style-name="Standard">
      <style:text-properties officeooo:rsid="0017ff4d" officeooo:paragraph-rsid="0017ff4d"/>
    </style:style>
    <style:style style:name="T1" style:family="text">
      <style:text-properties officeooo:rsid="000d1357"/>
    </style:style>
    <style:style style:name="T2" style:family="text">
      <style:text-properties officeooo:rsid="00137e7c"/>
    </style:style>
    <style:style style:name="T3" style:family="text">
      <style:text-properties officeooo:rsid="0017ff4d"/>
    </style:style>
    <style:style style:name="T4"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IGN DECISIONS</text:p>
      <text:p text:style-name="P1"/>
      <text:p text:style-name="P1">The Crime patrol is an idea which developed <text:span text:style-name="T1">from the thought of preventing the manipulation and the loss of important documents utilising the immutability of blockchain. <text:s/>This led to the question , which document is to be preserved and who should be able to view <text:s/>it. Upon further thought we decided to select the verification process of government approved agencies , if a criminal record exists for a person , as the concept . <text:s/>The optimal approach to implement this seemed to be making a permissioned network with controlled access. </text:span></text:p>
      <text:p text:style-name="P1"/>
      <text:p text:style-name="P2">T<text:span text:style-name="T2">he access control to the network is controlled by one time issuing a custom token to all the authorized users when they visit the application for the first time.This led to the <text:s/>formation of a function to check that the user already exists in the system. The authorization of the users should be manually done by the admin. The users can only search for the record of a person in the records using some unique id of that person. The records should be added by the police along this the copy of the FIR as entering the crime details can lead to mistakes. The files uploaded will be saved in ipfs and the ipfs hash of it will be stored in the blockchain as part of the associated person’s <text:s/>unique id. At this point we came to the realization that there may be multiple accurances of crime for a person and there by multiple documents needed to be stored under the same unique number which demended an append function to that unique id.</text:span></text:p>
      <text:p text:style-name="P2"/>
      <text:p text:style-name="P3">We indented to store the hashes of all the ipfs files into an array of string and return it along with other details of the person to the front end. That idea met with a sudden obstacle as the current version of solidity doesnt support the passing of array of strings, array of structures. <text:span text:style-name="T3">We were forced to improvise many things and had to resort to passing all the ipfs hashes as a single string and splitting them at front end.</text:span></text:p>
      <text:p text:style-name="P4"><text:s/></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1T23:26:05.750419225</meta:creation-date>
    <dc:date>2019-03-02T02:10:58.276682080</dc:date>
    <meta:editing-duration>PT13M51S</meta:editing-duration>
    <meta:editing-cycles>3</meta:editing-cycles>
    <meta:generator>LibreOffice/6.0.7.3$Linux_X86_64 LibreOffice_project/00m0$Build-3</meta:generator>
    <meta:document-statistic meta:table-count="0" meta:image-count="0" meta:object-count="0" meta:page-count="1" meta:paragraph-count="5" meta:word-count="346" meta:character-count="1917" meta:non-whitespace-character-count="1568"/>
  </office:meta>
</office:document-meta>
</file>